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dbb6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column table:style-name="co1" table:number-columns-repeated="9" table:default-cell-style-name="ce2"/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Major/Men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arell/Senar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Calculadora</text:p>
          </table:table-cell>
          <table:covered-table-cell table:number-columns-repeated="4" table:style-name="ce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IF([.D4]&gt;=10;&quot;Major&quot;;&quot;Menor&quot;)" office:value-type="string" office:string-value="Menor" calcext:value-type="string">
            <text:p>Menor</text:p>
          </table:table-cell>
          <table:table-cell office:value-type="float" office:value="20" calcext:value-type="float">
            <text:p>20</text:p>
          </table:table-cell>
          <table:table-cell table:formula="of:=IF(MOD([.F4];2)=0;&quot;Parell&quot;;&quot;Senar&quot;)" office:value-type="string" office:string-value="Parell" calcext:value-type="string">
            <text:p>Parell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Binari</text:p>
          </table:table-cell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Hexadecimal</text:p>
          </table:table-cell>
        </table:table-row>
        <table:table-row table:style-name="ro1">
          <table:table-cell table:number-columns-repeated="7"/>
          <table:table-cell office:value-type="float" office:value="101010" calcext:value-type="float">
            <text:p>101010</text:p>
          </table:table-cell>
          <table:table-cell table:formula="of:=[.H5]" office:value-type="float" office:value="101010" calcext:value-type="float">
            <text:p>101010</text:p>
          </table:table-cell>
          <table:table-cell table:formula="of:=BIN2OCT([.H5])" office:value-type="string" office:string-value="52" calcext:value-type="string">
            <text:p>52</text:p>
          </table:table-cell>
          <table:table-cell table:formula="of:=BIN2DEC([.H5])" office:value-type="float" office:value="42" calcext:value-type="float">
            <text:p>42</text:p>
          </table:table-cell>
          <table:table-cell table:formula="of:=BIN2HEX([.H5])" office:value-type="string" office:string-value="2A" calcext:value-type="string">
            <text:p>2A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formula="of:=OCT2BIN([.H6])" office:value-type="string" office:string-value="1000" calcext:value-type="string">
            <text:p>1000</text:p>
          </table:table-cell>
          <table:table-cell table:formula="of:=[.H6]" office:value-type="float" office:value="10" calcext:value-type="float">
            <text:p>10</text:p>
          </table:table-cell>
          <table:table-cell table:formula="of:=OCT2DEC([.H6])" office:value-type="float" office:value="8" calcext:value-type="float">
            <text:p>8</text:p>
          </table:table-cell>
          <table:table-cell table:formula="of:=DEC2HEX(6)" office:value-type="string" office:string-value="6" calcext:value-type="string">
            <text:p>6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DEC2BIN([.H7])" office:value-type="string" office:string-value="11001" calcext:value-type="string">
            <text:p>11001</text:p>
          </table:table-cell>
          <table:table-cell table:formula="of:=OCT2DEC([.H7])" office:value-type="float" office:value="21" calcext:value-type="float">
            <text:p>21</text:p>
          </table:table-cell>
          <table:table-cell table:formula="of:=[.H7]" office:value-type="float" office:value="25" calcext:value-type="float">
            <text:p>25</text:p>
          </table:table-cell>
          <table:table-cell table:formula="of:=OCT2HEX([.H7])" office:value-type="string" office:string-value="15" calcext:value-type="string">
            <text:p>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F</text:p>
          </table:table-cell>
          <table:table-cell table:formula="of:=HEX2BIN([.H8])" office:value-type="string" office:string-value="10101111" calcext:value-type="string">
            <text:p>10101111</text:p>
          </table:table-cell>
          <table:table-cell table:formula="of:=HEX2OCT([.H8])" office:value-type="string" office:string-value="257" calcext:value-type="string">
            <text:p>257</text:p>
          </table:table-cell>
          <table:table-cell table:formula="of:=OCT2DEC([.J8])" office:value-type="float" office:value="175" calcext:value-type="float">
            <text:p>175</text:p>
          </table:table-cell>
          <table:table-cell table:formula="of:=[.H8]" office:value-type="string" office:string-value="AF" calcext:value-type="string">
            <text:p>A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08:13:29.166583842</meta:creation-date>
    <dc:date>2024-02-09T08:49:57.681768865</dc:date>
    <meta:editing-duration>PT4M18S</meta:editing-duration>
    <meta:editing-cycles>1</meta:editing-cycles>
    <meta:generator>LibreOffice/7.3.7.2$Linux_X86_64 LibreOffice_project/30$Build-2</meta:generator>
    <meta:document-statistic meta:table-count="1" meta:cell-count="32" meta:object-count="0"/>
  </office:meta>
</office:document-meta>
</file>